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SessionImpl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ASessionImpl.createTransaction( Xid 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ASessionImpl.createVersionManager( RepositoryImpl r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SessionImpl.setTransactio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SessionImpl.XASessionImpl( RepositoryImpl rep , AuthContext loginContex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SessionImpl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SessionImpl.rollback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ASessionImpl.start( Xid xid , int fla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ASessionImpl.recover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SessionImpl.createWorkspaceInstance( WorkspaceConfig wspConfig , SharedItemStateManager stateMgr , RepositoryImpl rep , SessionImpl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SessionImpl.associate( TransactionContext 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SessionImpl.stringsEqual( String s1 , String s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SessionImpl.forget( Xid 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SessionImpl.getLock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SessionImpl.commit( Xid xid , boolean onePha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ASessionImpl.XASessionImpl( RepositoryImpl rep , Subject subject , WorkspaceConfig ws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ASessionImpl.end( Xid xid , int fla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ASessionImpl.prepare( Xid x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ASessionImpl.isAssoci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ASessionImp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ASessionImpl.isSameRM( XAResource xa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ASessionImpl.getTransaction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